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200000271B5CF44970F12D0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024e93" officeooo:paragraph-rsid="00024e93"/>
    </style:style>
    <style:style style:name="P2" style:family="paragraph" style:parent-style-name="Standard">
      <style:paragraph-properties fo:text-align="center" style:justify-single-word="false"/>
      <style:text-properties fo:font-size="32pt" officeooo:rsid="00024e93" officeooo:paragraph-rsid="00024e93"/>
    </style:style>
    <style:style style:name="P3" style:family="paragraph" style:parent-style-name="Standard">
      <style:paragraph-properties fo:text-align="center" style:justify-single-word="false"/>
      <style:text-properties style:font-name="Quicksand" fo:font-size="20pt" officeooo:rsid="00024e93" officeooo:paragraph-rsid="00024e93"/>
    </style:style>
    <style:style style:name="P4" style:family="paragraph" style:parent-style-name="Standard">
      <style:paragraph-properties fo:text-align="center" style:justify-single-word="false"/>
      <style:text-properties style:font-name="Quicksand" fo:font-size="30pt" officeooo:rsid="00024e93" officeooo:paragraph-rsid="00024e93"/>
    </style:style>
    <style:style style:name="P5" style:family="paragraph" style:parent-style-name="Standard">
      <style:paragraph-properties fo:text-align="center" style:justify-single-word="false"/>
      <style:text-properties style:font-name="Quicksand" fo:font-size="28pt" fo:letter-spacing="0.547cm" officeooo:rsid="00024e93" officeooo:paragraph-rsid="00024e93"/>
    </style:style>
    <style:style style:name="T1" style:family="text">
      <style:text-properties officeooo:rsid="0003e30f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20.999cm" svg:height="20.966cm" draw:z-index="0"><draw:image xlink:href="Pictures/100002010000027200000271B5CF44970F12D03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Glosario de términos informáticos</text:p>
      <text:p text:style-name="P1"/>
      <text:p text:style-name="P3">Javier Mancera Fernández</text:p>
      <text:p text:style-name="P5"><text:span text:style-name="T1">CFGM-S</text:span>M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ancera </meta:initial-creator>
    <meta:creation-date>2019-02-26T13:40:05.199470475</meta:creation-date>
    <dc:date>2019-02-26T13:54:10.650840005</dc:date>
    <dc:creator>Javier Mancera </dc:creator>
    <meta:editing-duration>PT3M35S</meta:editing-duration>
    <meta:editing-cycles>1</meta:editing-cycles>
    <meta:document-statistic meta:table-count="0" meta:image-count="1" meta:object-count="0" meta:page-count="1" meta:paragraph-count="3" meta:word-count="8" meta:character-count="65" meta:non-whitespace-character-count="60"/>
    <meta:generator>LibreOffice/6.0.6.2$Linux_X86_64 LibreOffice_project/00m0$Build-2</meta:generator>
  </office:meta>
</office:document-meta>
</file>